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4b2b" officeooo:paragraph-rsid="001b4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2T16:49:01.270376090</meta:creation-date>
    <dc:date>2020-05-12T16:49:24.476241669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3.2$MacOSX_X86_64 LibreOffice_project/747b5d0ebf89f41c860ec2a39efd7cb15b54f2d8</meta:generator>
  </office:meta>
</office:document-meta>
</file>